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tyle="normal" officeooo:rsid="00a9b5af" officeooo:paragraph-rsid="00052b14" style:font-style-asian="normal" style:font-style-complex="normal"/>
    </style:style>
    <style:style style:name="P2" style:family="paragraph" style:parent-style-name="Standard">
      <style:text-properties fo:font-style="normal" officeooo:rsid="00d62172" officeooo:paragraph-rsid="00052b14" style:font-style-asian="normal" style:font-style-complex="normal"/>
    </style:style>
    <style:style style:name="P3" style:family="paragraph" style:parent-style-name="Standard">
      <style:text-properties fo:font-style="normal" officeooo:rsid="00ce0fa6" officeooo:paragraph-rsid="00052b14" style:font-style-asian="normal" style:font-style-complex="normal"/>
    </style:style>
    <style:style style:name="P4" style:family="paragraph" style:parent-style-name="Standard">
      <style:text-properties fo:font-style="normal" officeooo:rsid="00cb10bd" officeooo:paragraph-rsid="00052b14" style:font-style-asian="normal" style:font-style-complex="normal"/>
    </style:style>
    <style:style style:name="P5" style:family="paragraph" style:parent-style-name="Standard">
      <style:text-properties style:text-line-through-style="none" style:text-line-through-type="none" fo:font-size="14pt" fo:font-style="normal" fo:font-weight="bold" officeooo:rsid="00a3c82a" officeooo:paragraph-rsid="00052b14" style:font-size-asian="14pt" style:font-style-asian="normal" style:font-weight-asian="bold" style:font-size-complex="14pt" style:font-style-complex="normal" style:font-weight-complex="bold"/>
    </style:style>
    <style:style style:name="P6" style:family="paragraph" style:parent-style-name="Standard">
      <style:text-properties style:text-line-through-style="none" style:text-line-through-type="none" fo:font-size="14pt" fo:font-weight="bold" officeooo:rsid="00a3c82a" officeooo:paragraph-rsid="00052b14" style:font-size-asian="14pt" style:font-weight-asian="bold" style:font-size-complex="14pt" style:font-weight-complex="bold"/>
    </style:style>
    <style:style style:name="P7" style:family="paragraph" style:parent-style-name="Standard">
      <style:text-properties style:text-line-through-style="none" style:text-line-through-type="none" officeooo:rsid="001e8306" officeooo:paragraph-rsid="00052b14"/>
    </style:style>
    <style:style style:name="P8" style:family="paragraph" style:parent-style-name="Standard">
      <style:text-properties style:text-line-through-style="none" style:text-line-through-type="none" officeooo:rsid="001f802d" officeooo:paragraph-rsid="00052b14"/>
    </style:style>
    <style:style style:name="P9" style:family="paragraph" style:parent-style-name="Standard">
      <style:text-properties style:text-line-through-style="none" style:text-line-through-type="none" fo:font-weight="normal" officeooo:rsid="002106b5" officeooo:paragraph-rsid="00052b14" style:font-weight-asian="normal" style:font-weight-complex="normal"/>
    </style:style>
    <style:style style:name="P10" style:family="paragraph" style:parent-style-name="Standard">
      <style:text-properties style:text-line-through-style="none" style:text-line-through-type="none" officeooo:rsid="002106b5" officeooo:paragraph-rsid="00052b14"/>
    </style:style>
    <style:style style:name="P11" style:family="paragraph" style:parent-style-name="Standard">
      <style:text-properties style:text-line-through-style="none" style:text-line-through-type="none" officeooo:rsid="001eb3f4" officeooo:paragraph-rsid="00052b14"/>
    </style:style>
    <style:style style:name="P12" style:family="paragraph" style:parent-style-name="Standard">
      <style:text-properties style:text-line-through-style="none" style:text-line-through-type="none" fo:font-style="normal" officeooo:rsid="002106b5" officeooo:paragraph-rsid="00052b14" style:font-style-asian="normal" style:font-style-complex="normal"/>
    </style:style>
    <style:style style:name="P13" style:family="paragraph" style:parent-style-name="Standard">
      <style:text-properties style:text-line-through-style="none" style:text-line-through-type="none" fo:font-style="normal" officeooo:rsid="002810f7" officeooo:paragraph-rsid="00052b14" style:font-style-asian="normal" style:font-style-complex="normal"/>
    </style:style>
    <style:style style:name="P14" style:family="paragraph" style:parent-style-name="Standard">
      <style:text-properties style:text-line-through-style="none" style:text-line-through-type="none" fo:font-style="normal" officeooo:rsid="00213e17" officeooo:paragraph-rsid="00052b14" style:font-style-asian="normal" style:font-style-complex="normal"/>
    </style:style>
    <style:style style:name="P15" style:family="paragraph" style:parent-style-name="Standard">
      <style:text-properties style:text-line-through-style="none" style:text-line-through-type="none" fo:font-style="normal" officeooo:rsid="00282c16" officeooo:paragraph-rsid="00052b14" style:font-style-asian="normal" style:font-style-complex="normal"/>
    </style:style>
    <style:style style:name="P16" style:family="paragraph" style:parent-style-name="Standard">
      <style:text-properties style:text-line-through-style="none" style:text-line-through-type="none" fo:font-style="normal" officeooo:rsid="002569b0" officeooo:paragraph-rsid="00052b14" style:font-style-asian="normal" style:font-style-complex="normal"/>
    </style:style>
    <style:style style:name="P17" style:family="paragraph" style:parent-style-name="Standard">
      <style:text-properties style:text-line-through-style="none" style:text-line-through-type="none" fo:font-style="normal" officeooo:rsid="002da12e" officeooo:paragraph-rsid="00052b14" style:font-style-asian="normal" style:font-style-complex="normal"/>
    </style:style>
    <style:style style:name="P18" style:family="paragraph" style:parent-style-name="Standard">
      <style:text-properties style:text-line-through-style="none" style:text-line-through-type="none" fo:font-style="normal" officeooo:rsid="00307643" officeooo:paragraph-rsid="00052b14" style:font-style-asian="normal" style:font-style-complex="normal"/>
    </style:style>
    <style:style style:name="P19" style:family="paragraph" style:parent-style-name="Standard">
      <style:text-properties style:text-line-through-style="none" style:text-line-through-type="none" fo:font-style="normal" officeooo:rsid="0047fb9a" officeooo:paragraph-rsid="00052b14" style:font-style-asian="normal" style:font-style-complex="normal"/>
    </style:style>
    <style:style style:name="P20" style:family="paragraph" style:parent-style-name="Standard">
      <style:text-properties style:text-line-through-style="none" style:text-line-through-type="none" fo:font-style="normal" officeooo:rsid="004678a5" officeooo:paragraph-rsid="00052b14" style:font-style-asian="normal" style:font-style-complex="normal"/>
    </style:style>
    <style:style style:name="P21" style:family="paragraph" style:parent-style-name="Standard">
      <style:text-properties style:text-line-through-style="none" style:text-line-through-type="none" fo:font-style="normal" officeooo:rsid="0051197f" officeooo:paragraph-rsid="00052b14" style:font-style-asian="normal" style:font-style-complex="normal"/>
    </style:style>
    <style:style style:name="P22" style:family="paragraph" style:parent-style-name="Standard">
      <style:text-properties style:text-line-through-style="none" style:text-line-through-type="none" fo:font-style="normal" officeooo:rsid="00540367" officeooo:paragraph-rsid="00052b14" style:font-style-asian="normal" style:font-style-complex="normal"/>
    </style:style>
    <style:style style:name="P23" style:family="paragraph" style:parent-style-name="Standard">
      <style:text-properties style:text-line-through-style="none" style:text-line-through-type="none" fo:font-style="normal" officeooo:rsid="004a4650" officeooo:paragraph-rsid="00052b14" style:font-style-asian="normal" style:font-style-complex="normal"/>
    </style:style>
    <style:style style:name="P24" style:family="paragraph" style:parent-style-name="Standard">
      <style:text-properties style:text-line-through-style="none" style:text-line-through-type="none" fo:font-style="normal" officeooo:rsid="00674610" officeooo:paragraph-rsid="00052b14" style:font-style-asian="normal" style:font-style-complex="normal"/>
    </style:style>
    <style:style style:name="P25" style:family="paragraph" style:parent-style-name="Standard">
      <style:text-properties style:text-line-through-style="none" style:text-line-through-type="none" fo:font-style="normal" officeooo:rsid="0067dd99" officeooo:paragraph-rsid="00052b14" style:font-style-asian="normal" style:font-style-complex="normal"/>
    </style:style>
    <style:style style:name="P26" style:family="paragraph" style:parent-style-name="Standard">
      <style:text-properties style:text-line-through-style="none" style:text-line-through-type="none" fo:font-style="normal" officeooo:rsid="006cdc2d" officeooo:paragraph-rsid="00052b14" style:font-style-asian="normal" style:font-style-complex="normal"/>
    </style:style>
    <style:style style:name="P27" style:family="paragraph" style:parent-style-name="Standard">
      <style:text-properties style:text-line-through-style="none" style:text-line-through-type="none" fo:font-style="normal" officeooo:rsid="006d2d8b" officeooo:paragraph-rsid="00052b14" style:font-style-asian="normal" style:font-style-complex="normal"/>
    </style:style>
    <style:style style:name="P28" style:family="paragraph" style:parent-style-name="Standard">
      <style:text-properties style:text-line-through-style="none" style:text-line-through-type="none" fo:font-style="normal" officeooo:rsid="00740a42" officeooo:paragraph-rsid="00052b14" style:font-style-asian="normal" style:font-style-complex="normal"/>
    </style:style>
    <style:style style:name="P29" style:family="paragraph" style:parent-style-name="Standard">
      <style:text-properties style:text-line-through-style="none" style:text-line-through-type="none" fo:font-style="normal" officeooo:rsid="007cd329" officeooo:paragraph-rsid="00052b14" style:font-style-asian="normal" style:font-style-complex="normal"/>
    </style:style>
    <style:style style:name="P30" style:family="paragraph" style:parent-style-name="Standard">
      <style:text-properties style:text-line-through-style="none" style:text-line-through-type="none" fo:font-style="normal" officeooo:rsid="007fb073" officeooo:paragraph-rsid="00052b14" style:font-style-asian="normal" style:font-style-complex="normal"/>
    </style:style>
    <style:style style:name="P31" style:family="paragraph" style:parent-style-name="Standard">
      <style:text-properties style:text-line-through-style="none" style:text-line-through-type="none" fo:font-style="normal" officeooo:rsid="00893580" officeooo:paragraph-rsid="00052b14" style:font-style-asian="normal" style:font-style-complex="normal"/>
    </style:style>
    <style:style style:name="P32" style:family="paragraph" style:parent-style-name="Standard">
      <style:text-properties style:text-line-through-style="none" style:text-line-through-type="none" fo:font-style="normal" officeooo:rsid="007ffb30" officeooo:paragraph-rsid="00052b14" style:font-style-asian="normal" style:font-style-complex="normal"/>
    </style:style>
    <style:style style:name="P33" style:family="paragraph" style:parent-style-name="Standard">
      <style:text-properties style:text-line-through-style="none" style:text-line-through-type="none" fo:font-style="normal" officeooo:rsid="0081f179" officeooo:paragraph-rsid="00052b14" style:font-style-asian="normal" style:font-style-complex="normal"/>
    </style:style>
    <style:style style:name="P34" style:family="paragraph" style:parent-style-name="Standard">
      <style:text-properties style:text-line-through-style="none" style:text-line-through-type="none" fo:font-style="normal" officeooo:rsid="008a40d1" officeooo:paragraph-rsid="00052b14" style:font-style-asian="normal" style:font-style-complex="normal"/>
    </style:style>
    <style:style style:name="P35" style:family="paragraph" style:parent-style-name="Standard">
      <style:text-properties style:text-line-through-style="none" style:text-line-through-type="none" fo:font-style="normal" officeooo:rsid="00acbcb3" officeooo:paragraph-rsid="00052b14" style:font-style-asian="normal" style:font-style-complex="normal"/>
    </style:style>
    <style:style style:name="P36" style:family="paragraph" style:parent-style-name="Standard">
      <style:text-properties style:text-line-through-style="none" style:text-line-through-type="none" fo:font-style="normal" officeooo:rsid="00aa7e95" officeooo:paragraph-rsid="00052b14" style:font-style-asian="normal" style:font-style-complex="normal"/>
    </style:style>
    <style:style style:name="P37" style:family="paragraph" style:parent-style-name="Standard">
      <style:text-properties style:text-line-through-style="none" style:text-line-through-type="none" fo:font-style="normal" officeooo:rsid="00aea15f" officeooo:paragraph-rsid="00052b14" style:font-style-asian="normal" style:font-style-complex="normal"/>
    </style:style>
    <style:style style:name="P38" style:family="paragraph" style:parent-style-name="Standard">
      <style:text-properties style:text-line-through-style="none" style:text-line-through-type="none" fo:font-style="normal" officeooo:rsid="00b10a55" officeooo:paragraph-rsid="00052b14" style:font-style-asian="normal" style:font-style-complex="normal"/>
    </style:style>
    <style:style style:name="P39" style:family="paragraph" style:parent-style-name="Standard">
      <style:text-properties style:text-line-through-style="none" style:text-line-through-type="none" fo:font-style="normal" officeooo:rsid="00ce4736" officeooo:paragraph-rsid="00052b14" style:font-style-asian="normal" style:font-style-complex="normal"/>
    </style:style>
    <style:style style:name="P40" style:family="paragraph" style:parent-style-name="Standard">
      <style:text-properties style:text-line-through-style="none" style:text-line-through-type="none" fo:font-style="normal" officeooo:rsid="00d14c0f" officeooo:paragraph-rsid="00052b14" style:font-style-asian="normal" style:font-style-complex="normal"/>
    </style:style>
    <style:style style:name="P41" style:family="paragraph" style:parent-style-name="Standard">
      <style:text-properties style:text-line-through-style="none" style:text-line-through-type="none" fo:font-style="normal" officeooo:rsid="00b22699" officeooo:paragraph-rsid="00052b14" style:font-style-asian="normal" style:font-style-complex="normal"/>
    </style:style>
    <style:style style:name="P42" style:family="paragraph" style:parent-style-name="Standard">
      <style:text-properties style:text-line-through-style="none" style:text-line-through-type="none" fo:font-style="normal" officeooo:rsid="00a9b5af" officeooo:paragraph-rsid="00052b14" style:font-style-asian="normal" style:font-style-complex="normal"/>
    </style:style>
    <style:style style:name="P43" style:family="paragraph" style:parent-style-name="Standard">
      <style:text-properties style:text-line-through-style="none" style:text-line-through-type="none" fo:font-style="normal" officeooo:rsid="00d57611" officeooo:paragraph-rsid="00052b14" style:font-style-asian="normal" style:font-style-complex="normal"/>
    </style:style>
    <style:style style:name="P44" style:family="paragraph" style:parent-style-name="Standard">
      <style:text-properties style:text-line-through-style="none" style:text-line-through-type="none" fo:font-style="normal" officeooo:rsid="00c0af73" officeooo:paragraph-rsid="00052b14" style:font-style-asian="normal" style:font-style-complex="normal"/>
    </style:style>
    <style:style style:name="P45" style:family="paragraph" style:parent-style-name="Standard">
      <style:text-properties style:text-line-through-style="none" style:text-line-through-type="none" fo:font-style="normal" fo:font-weight="normal" officeooo:rsid="0047fb9a" officeooo:paragraph-rsid="00052b14" style:font-style-asian="normal" style:font-weight-asian="normal" style:font-style-complex="normal" style:font-weight-complex="normal"/>
    </style:style>
    <style:style style:name="P46" style:family="paragraph" style:parent-style-name="Standard">
      <style:text-properties style:text-line-through-style="none" style:text-line-through-type="none" fo:font-style="normal" fo:font-weight="normal" officeooo:rsid="00cfcd4f" officeooo:paragraph-rsid="00052b14" style:font-style-asian="normal" style:font-weight-asian="normal" style:font-style-complex="normal" style:font-weight-complex="normal"/>
    </style:style>
    <style:style style:name="P47" style:family="paragraph" style:parent-style-name="Standard">
      <style:text-properties style:text-line-through-style="none" style:text-line-through-type="none" fo:font-style="normal" fo:font-weight="normal" officeooo:rsid="00d231a5" officeooo:paragraph-rsid="00052b14" style:font-style-asian="normal" style:font-weight-asian="normal" style:font-style-complex="normal" style:font-weight-complex="normal"/>
    </style:style>
    <style:style style:name="P48" style:family="paragraph" style:parent-style-name="Standard">
      <style:text-properties style:text-line-through-style="none" style:text-line-through-type="none" officeooo:rsid="00233b55" officeooo:paragraph-rsid="00052b14"/>
    </style:style>
    <style:style style:name="P49" style:family="paragraph" style:parent-style-name="Standard">
      <style:text-properties style:text-line-through-style="none" style:text-line-through-type="none" officeooo:rsid="0031f00a" officeooo:paragraph-rsid="00052b14"/>
    </style:style>
    <style:style style:name="T1" style:family="text">
      <style:text-properties fo:font-weight="bold" style:font-weight-asian="bold" style:font-weight-complex="bold"/>
    </style:style>
    <style:style style:name="T2" style:family="text">
      <style:text-properties fo:font-weight="bold" officeooo:rsid="002106b5" style:font-weight-asian="bold" style:font-weight-complex="bold"/>
    </style:style>
    <style:style style:name="T3" style:family="text">
      <style:text-properties fo:font-weight="bold" officeooo:rsid="00540367" style:font-weight-asian="bold" style:font-weight-complex="bold"/>
    </style:style>
    <style:style style:name="T4" style:family="text">
      <style:text-properties fo:font-weight="bold" officeooo:rsid="002e83a6" style:font-weight-asian="bold" style:font-weight-complex="bold"/>
    </style:style>
    <style:style style:name="T5" style:family="text">
      <style:text-properties fo:font-weight="bold" officeooo:rsid="004b3f5a" style:font-weight-asian="bold" style:font-weight-complex="bold"/>
    </style:style>
    <style:style style:name="T6" style:family="text">
      <style:text-properties fo:font-weight="bold" officeooo:rsid="0051e3d8" style:font-weight-asian="bold" style:font-weight-complex="bold"/>
    </style:style>
    <style:style style:name="T7" style:family="text">
      <style:text-properties fo:font-weight="bold" officeooo:rsid="00875d5b" style:font-weight-asian="bold" style:font-weight-complex="bold"/>
    </style:style>
    <style:style style:name="T8" style:family="text">
      <style:text-properties fo:font-weight="bold" officeooo:rsid="008cfa08" style:font-weight-asian="bold" style:font-weight-complex="bold"/>
    </style:style>
    <style:style style:name="T9" style:family="text">
      <style:text-properties fo:font-weight="bold" officeooo:rsid="008817a8" style:font-weight-asian="bold" style:font-weight-complex="bold"/>
    </style:style>
    <style:style style:name="T10" style:family="text">
      <style:text-properties fo:font-weight="bold" officeooo:rsid="00893580" style:font-weight-asian="bold" style:font-weight-complex="bold"/>
    </style:style>
    <style:style style:name="T11" style:family="text">
      <style:text-properties fo:font-weight="bold" officeooo:rsid="00a9b5af" style:font-weight-asian="bold" style:font-weight-complex="bold"/>
    </style:style>
    <style:style style:name="T12" style:family="text">
      <style:text-properties fo:font-weight="bold" officeooo:rsid="00b10a55" style:font-weight-asian="bold" style:font-weight-complex="bold"/>
    </style:style>
    <style:style style:name="T13" style:family="text">
      <style:text-properties fo:font-weight="bold" officeooo:rsid="00aea15f" style:font-weight-asian="bold" style:font-weight-complex="bold"/>
    </style:style>
    <style:style style:name="T14" style:family="text">
      <style:text-properties fo:font-weight="bold" officeooo:rsid="00cfcd4f" style:font-weight-asian="bold" style:font-weight-complex="bold"/>
    </style:style>
    <style:style style:name="T15" style:family="text">
      <style:text-properties fo:font-weight="bold" officeooo:rsid="00d231a5" style:font-weight-asian="bold" style:font-weight-complex="bold"/>
    </style:style>
    <style:style style:name="T16" style:family="text">
      <style:text-properties fo:font-weight="bold" officeooo:rsid="00b2269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1f00a" style:font-weight-asian="normal" style:font-weight-complex="normal"/>
    </style:style>
    <style:style style:name="T19" style:family="text">
      <style:text-properties fo:font-weight="normal" officeooo:rsid="00532eed" style:font-weight-asian="normal" style:font-weight-complex="normal"/>
    </style:style>
    <style:style style:name="T20" style:family="text">
      <style:text-properties fo:font-weight="normal" officeooo:rsid="0051e3d8" style:font-weight-asian="normal" style:font-weight-complex="normal"/>
    </style:style>
    <style:style style:name="T21" style:family="text">
      <style:text-properties fo:font-weight="normal" officeooo:rsid="008817a8" style:font-weight-asian="normal" style:font-weight-complex="normal"/>
    </style:style>
    <style:style style:name="T22" style:family="text">
      <style:text-properties fo:font-weight="normal" officeooo:rsid="00cfcd4f" style:font-weight-asian="normal" style:font-weight-complex="normal"/>
    </style:style>
    <style:style style:name="T23" style:family="text">
      <style:text-properties fo:font-weight="normal" officeooo:rsid="00b22699" style:font-weight-asian="normal" style:font-weight-complex="normal"/>
    </style:style>
    <style:style style:name="T24" style:family="text">
      <style:text-properties fo:font-weight="normal" officeooo:rsid="00d231a5" style:font-weight-asian="normal" style:font-weight-complex="normal"/>
    </style:style>
    <style:style style:name="T25" style:family="text">
      <style:text-properties fo:font-weight="normal" officeooo:rsid="00875d5b" style:font-weight-asian="normal" style:font-weight-complex="normal"/>
    </style:style>
    <style:style style:name="T26" style:family="text">
      <style:text-properties fo:font-weight="normal" officeooo:rsid="0006405a" style:font-weight-asian="normal" style:font-weight-complex="normal"/>
    </style:style>
    <style:style style:name="T27" style:family="text">
      <style:text-properties officeooo:rsid="0071da4c"/>
    </style:style>
    <style:style style:name="T28" style:family="text">
      <style:text-properties officeooo:rsid="002106b5"/>
    </style:style>
    <style:style style:name="T29" style:family="text">
      <style:text-properties fo:font-style="italic" officeooo:rsid="002106b5" style:font-style-asian="italic" style:font-style-complex="italic"/>
    </style:style>
    <style:style style:name="T30" style:family="text">
      <style:text-properties fo:font-style="italic" officeooo:rsid="002569b0"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106b5" style:font-style-asian="normal" style:font-style-complex="normal"/>
    </style:style>
    <style:style style:name="T33" style:family="text">
      <style:text-properties fo:font-style="normal" officeooo:rsid="002810f7" style:font-style-asian="normal" style:font-style-complex="normal"/>
    </style:style>
    <style:style style:name="T34" style:family="text">
      <style:text-properties fo:font-style="normal" officeooo:rsid="00213e17" style:font-style-asian="normal" style:font-style-complex="normal"/>
    </style:style>
    <style:style style:name="T35" style:family="text">
      <style:text-properties fo:font-style="normal" officeooo:rsid="002569b0" style:font-style-asian="normal" style:font-style-complex="normal"/>
    </style:style>
    <style:style style:name="T36" style:family="text">
      <style:text-properties fo:font-style="normal" officeooo:rsid="008a40d1" style:font-style-asian="normal" style:font-style-complex="normal"/>
    </style:style>
    <style:style style:name="T37" style:family="text">
      <style:text-properties fo:font-style="normal" officeooo:rsid="004678a5" style:font-style-asian="normal" style:font-style-complex="normal"/>
    </style:style>
    <style:style style:name="T38" style:family="text">
      <style:text-properties fo:font-style="normal" officeooo:rsid="003acaf5" style:font-style-asian="normal" style:font-style-complex="normal"/>
    </style:style>
    <style:style style:name="T39" style:family="text">
      <style:text-properties fo:font-style="normal" officeooo:rsid="0006405a" style:font-style-asian="normal" style:font-style-complex="normal"/>
    </style:style>
    <style:style style:name="T40" style:family="text">
      <style:text-properties fo:font-style="normal" fo:font-weight="bold" officeooo:rsid="00213e17" style:font-style-asian="normal" style:font-weight-asian="bold" style:font-style-complex="normal" style:font-weight-complex="bold"/>
    </style:style>
    <style:style style:name="T41" style:family="text">
      <style:text-properties fo:font-style="normal" fo:font-weight="bold" officeooo:rsid="003acaf5" style:font-style-asian="normal" style:font-weight-asian="bold" style:font-style-complex="normal" style:font-weight-complex="bold"/>
    </style:style>
    <style:style style:name="T42" style:family="text">
      <style:text-properties fo:font-style="normal" fo:font-weight="normal" officeooo:rsid="003acaf5" style:font-style-asian="normal" style:font-weight-asian="normal" style:font-style-complex="normal" style:font-weight-complex="normal"/>
    </style:style>
    <style:style style:name="T43" style:family="text">
      <style:text-properties fo:font-style="normal" fo:font-weight="normal" officeooo:rsid="0047fb9a" style:font-style-asian="normal" style:font-weight-asian="normal" style:font-style-complex="normal" style:font-weight-complex="normal"/>
    </style:style>
    <style:style style:name="T44" style:family="text">
      <style:text-properties officeooo:rsid="002da12e"/>
    </style:style>
    <style:style style:name="T45" style:family="text">
      <style:text-properties officeooo:rsid="00a4f8e3"/>
    </style:style>
    <style:style style:name="T46" style:family="text">
      <style:text-properties officeooo:rsid="002810f7"/>
    </style:style>
    <style:style style:name="T47" style:family="text">
      <style:text-properties officeooo:rsid="002e83a6"/>
    </style:style>
    <style:style style:name="T48" style:family="text">
      <style:text-properties officeooo:rsid="0031f00a"/>
    </style:style>
    <style:style style:name="T49" style:family="text">
      <style:text-properties officeooo:rsid="00a55915"/>
    </style:style>
    <style:style style:name="T50" style:family="text">
      <style:text-properties officeooo:rsid="008a40d1"/>
    </style:style>
    <style:style style:name="T51" style:family="text">
      <style:text-properties officeooo:rsid="0047fb9a"/>
    </style:style>
    <style:style style:name="T52" style:family="text">
      <style:text-properties officeooo:rsid="004b3f5a"/>
    </style:style>
    <style:style style:name="T53" style:family="text">
      <style:text-properties officeooo:rsid="00a65b16"/>
    </style:style>
    <style:style style:name="T54" style:family="text">
      <style:text-properties officeooo:rsid="00540367"/>
    </style:style>
    <style:style style:name="T55" style:family="text">
      <style:text-properties officeooo:rsid="006c1e1f"/>
    </style:style>
    <style:style style:name="T56" style:family="text">
      <style:text-properties style:text-position="super 58%" officeooo:rsid="006c1e1f"/>
    </style:style>
    <style:style style:name="T57" style:family="text">
      <style:text-properties officeooo:rsid="00b41eb2"/>
    </style:style>
    <style:style style:name="T58" style:family="text">
      <style:text-properties officeooo:rsid="006d2d8b"/>
    </style:style>
    <style:style style:name="T59" style:family="text">
      <style:text-properties officeooo:rsid="00740a42"/>
    </style:style>
    <style:style style:name="T60" style:family="text">
      <style:text-properties officeooo:rsid="007cd329"/>
    </style:style>
    <style:style style:name="T61" style:family="text">
      <style:text-properties officeooo:rsid="008817a8"/>
    </style:style>
    <style:style style:name="T62" style:family="text">
      <style:text-properties officeooo:rsid="00875d5b"/>
    </style:style>
    <style:style style:name="T63" style:family="text">
      <style:text-properties officeooo:rsid="0081f179"/>
    </style:style>
    <style:style style:name="T64" style:family="text">
      <style:text-properties officeooo:rsid="00893580"/>
    </style:style>
    <style:style style:name="T65" style:family="text">
      <style:text-properties officeooo:rsid="00a9b5af"/>
    </style:style>
    <style:style style:name="T66" style:family="text">
      <style:text-properties officeooo:rsid="008d341a"/>
    </style:style>
    <style:style style:name="T67" style:family="text">
      <style:text-properties officeooo:rsid="00aa7e95"/>
    </style:style>
    <style:style style:name="T68" style:family="text">
      <style:text-properties officeooo:rsid="00b10a55"/>
    </style:style>
    <style:style style:name="T69" style:family="text">
      <style:text-properties officeooo:rsid="00ad29b5"/>
    </style:style>
    <style:style style:name="T70" style:family="text">
      <style:text-properties officeooo:rsid="00acbcb3"/>
    </style:style>
    <style:style style:name="T71" style:family="text">
      <style:text-properties officeooo:rsid="00aea15f"/>
    </style:style>
    <style:style style:name="T72" style:family="text">
      <style:text-properties style:text-line-through-style="solid" style:text-line-through-type="single"/>
    </style:style>
    <style:style style:name="T73" style:family="text">
      <style:text-properties style:text-line-through-style="solid" style:text-line-through-type="single" officeooo:rsid="00b22699"/>
    </style:style>
    <style:style style:name="T74" style:family="text">
      <style:text-properties style:text-line-through-style="solid" style:text-line-through-type="single" fo:font-weight="normal" style:font-weight-asian="normal" style:font-weight-complex="normal"/>
    </style:style>
    <style:style style:name="T75" style:family="text">
      <style:text-properties style:text-line-through-style="solid" style:text-line-through-type="single" fo:font-weight="normal" officeooo:rsid="00b22699" style:font-weight-asian="normal" style:font-weight-complex="normal"/>
    </style:style>
    <style:style style:name="T76" style:family="text">
      <style:text-properties style:text-line-through-style="solid" style:text-line-through-type="single" fo:font-weight="bold" style:font-weight-asian="bold" style:font-weight-complex="bold"/>
    </style:style>
    <style:style style:name="T77" style:family="text">
      <style:text-properties style:text-line-through-style="solid" style:text-line-through-type="single" fo:font-weight="bold" officeooo:rsid="00b22699" style:font-weight-asian="bold" style:font-weight-complex="bold"/>
    </style:style>
    <style:style style:name="T78" style:family="text">
      <style:text-properties officeooo:rsid="00d4b692"/>
    </style:style>
    <style:style style:name="T79" style:family="text">
      <style:text-properties officeooo:rsid="00cfcd4f"/>
    </style:style>
    <style:style style:name="T80" style:family="text">
      <style:text-properties officeooo:rsid="00b22699"/>
    </style:style>
    <style:style style:name="T81" style:family="text">
      <style:text-properties officeooo:rsid="00d62172"/>
    </style:style>
    <style:style style:name="T82" style:family="text">
      <style:text-properties officeooo:rsid="00d81156"/>
    </style:style>
    <style:style style:name="T83" style:family="text">
      <style:text-properties style:text-line-through-style="none" style:text-line-through-type="none" officeooo:rsid="00ad29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Happenings</text:p>
      <text:p text:style-name="P7"/>
      <text:p text:style-name="P8">The initial state: The Faithful Company is deepening its plot in Arear. Their network of infiltration, smuggling, and mayhem all ties back to their main informant and organizer, <text:span text:style-name="T1">the Dentist</text:span>. The Dentist has become known to the State, but has remained in hiding over the last six months. Recently, though, <text:span text:style-name="T1">Corporal Inspector Ninety Proof (Proof) </text:span><text:span text:style-name="T17">uncovered the Dentist’s location and moved to capture him. The attempt failed, and Proof was captured. The Dentist told Proof about </text:span><text:span text:style-name="T1">the Saith </text:span><text:span text:style-name="T17">corruption throughout Arear and converted her to the cause of </text:span><text:span text:style-name="T1">the Faithful Company</text:span><text:span text:style-name="T17">. The Dentist has teamed up with Proof to carry out a plan to cripple the State in Arear:</text:span></text:p>
      <text:p text:style-name="P9">1. Infiltrate the catacombs beneath Mortham Heights and locate the massive preserved crystal engine.</text:p>
      <text:p text:style-name="P9">2. Repair the engine. Because the exhaust ports were crushed when the island fell, the engine will build up <text:span text:style-name="T27">exhaust and</text:span> melt down.</text:p>
      <text:p text:style-name="P9">3. Cause an explosion large enough to destroy all of Mortham Heights.</text:p>
      <text:p text:style-name="P7"/>
      <text:p text:style-name="P10">Five months later…</text:p>
      <text:p text:style-name="P10"/>
      <text:p text:style-name="P6">I - Pilot</text:p>
      <text:p text:style-name="P10"/>
      <text:p text:style-name="P11">20.8.675: <text:span text:style-name="T28">The last major piece of the crystal engine is completed in a factory in the eastern industrial district.</text:span></text:p>
      <text:p text:style-name="P11">- <text:span text:style-name="T2">Worm</text:span><text:span text:style-name="T28"> runs the factory—he’s been told not to tell </text:span><text:span text:style-name="T29">anyone </text:span><text:span text:style-name="T32">about who ordered the parts. The part gets shipped off at </text:span><text:span text:style-name="T33">12</text:span><text:span text:style-name="T32">:00 PM.</text:span></text:p>
      <text:p text:style-name="P12"/>
      <text:p text:style-name="P10"><text:span text:style-name="T31">2</text:span><text:span text:style-name="T33">1</text:span><text:span text:style-name="T31">.8.675: The final part reaches </text:span><text:span text:style-name="T34">the rundown bath house at the base of Mortham Heights. The messenger, </text:span><text:span text:style-name="T40">Darling</text:span><text:span text:style-name="T34">, hands the cart off to </text:span><text:span text:style-name="T40">Faithful Ace</text:span><text:span text:style-name="T34">, who radios to </text:span><text:span text:style-name="T40">Spark</text:span><text:span text:style-name="T34"> and the Dentist that the part arrived. Faithful Ace loads the part onto the lift and brings it to the dungeon sewer pipe and meets </text:span><text:span text:style-name="T40">Bash</text:span><text:span text:style-name="T34">.</text:span></text:p>
      <text:p text:style-name="P13"/>
      <text:p text:style-name="P13">21.8.675: The <text:span text:style-name="T1">PCs, </text:span><text:span text:style-name="T3">Jaguar 6, NU5, Swift Feet, Steady Hands, and Kiralyf,</text:span> intercept Darling and capture him. They bring him to the Office 9 dungeons. Worm is also intercepted, but rescued from the PCs by Proof.</text:p>
      <text:p text:style-name="P14"/>
      <text:p text:style-name="P13">21.8.675: Worm retreats to his home to recover from the PC attack. He contacts the Dentist to get a ticket to leave the city with his family.</text:p>
      <text:p text:style-name="P15"/>
      <text:p text:style-name="P48"><text:span text:style-name="T34">2</text:span><text:span text:style-name="T31">2.8.675: </text:span><text:span text:style-name="T35">Proof goes to the Bivast Archives to find a book describing the destruction of Areth by Halifax. </text:span><text:span text:style-name="T39">Sh</text:span><text:span text:style-name="T35">e finds </text:span><text:span text:style-name="T30">Figures of the Great War Explored</text:span><text:span text:style-name="T35">.</text:span></text:p>
      <text:p text:style-name="P16"/>
      <text:p text:style-name="P16">2<text:span text:style-name="T44">3</text:span>.8.675: Proof moves weapons stock to the forests south of Truth’s.</text:p>
      <text:p text:style-name="P16"/>
      <text:p text:style-name="P5">I<text:span text:style-name="T45">I</text:span> – <text:span text:style-name="T45">A Plot in Crystal</text:span></text:p>
      <text:p text:style-name="P16"/>
      <text:p text:style-name="P17">24.8.675 <text:span text:style-name="T17">Jaguar 6</text:span> follows Proof into the crystal engine depths, and meets <text:span text:style-name="T17">Spark</text:span>, <text:span text:style-name="T17">Bash</text:span>, <text:span text:style-name="T1">Divin</text:span>, and Faithful Ace. He is trusted by the Faithful Company.</text:p>
      <text:p text:style-name="P17"/>
      <text:p text:style-name="P17">25.8.675 Kiralyf reports the weapon stock outside of Truths. Most of the contraband is taken, the remainder is trapped by NU5.</text:p>
      <text:p text:style-name="P17"><text:s/></text:p>
      <text:p text:style-name="P16"><text:soft-page-break/>2<text:span text:style-name="T46">7</text:span>.8.675: Faithful Ace is reported to be seen entering the Dandelion House.</text:p>
      <text:p text:style-name="P14"/>
      <text:p text:style-name="P14">28.8.675: Spark finishes the crystal engine and starts the meltdown sequence. <text:span text:style-name="T44">He burns all notes and schematics. Spark leaves the city immediately, giving the communicator bonded to Jaguar 6 to Proof. </text:span></text:p>
      <text:p text:style-name="P14"/>
      <text:p text:style-name="P14"><text:span text:style-name="T47">30.8.675: In the early evening, Faithful Ace and Divin leave Mortham Heights with the undead </text:span><text:span text:style-name="T4">Yalat</text:span><text:span text:style-name="T47">. Bash (who left earlier) and Divin go to the Founding Festival Mass. At around 6:00 pm, Bash dons the robes of an Ecclesiate and infiltrates the line of clergy in the chapels. Divin takes his place on the roof of the cathedral as an assassin at around 10:00 pm.</text:span></text:p>
      <text:p text:style-name="P14"/>
      <text:p text:style-name="P18">30.8.675: At 10:00 pm, the PCs all find the crystal engine. They begin flipping switches and levers, <text:span text:style-name="T48">but most functionality of the engine is turned off. </text:span><text:span text:style-name="T18">Steady Hands</text:span><text:span text:style-name="T48"> goes to the Bivast Archives to find schematics for crystal engines.</text:span></text:p>
      <text:p text:style-name="P14"/>
      <text:p text:style-name="P5"><text:span text:style-name="T45">II</text:span>I – <text:span text:style-name="T49">A Darkness Revealed in Flame and Smoke</text:span></text:p>
      <text:p text:style-name="P14"/>
      <text:p text:style-name="P19"><text:span text:style-name="T50">1</text:span>.9.675: Leading up to 12:00, <text:span text:style-name="T17">Steady Hands returns from the Bivast Archives, unable to access the information with his clearance. He goes to the crystal engine chamber and estimates the explosion time for under 21 days. He finds evidence introducing Spark, Proof, Faithful Ace, and an identification card of Ex-Private Divin. He finds evidence and details of the upcoming assassination, which the PCs use to set up a watch over the Temple of the Apostles.</text:span></text:p>
      <text:p text:style-name="P45"/>
      <text:p text:style-name="P49"><text:span text:style-name="T36">1</text:span><text:span text:style-name="T31">.</text:span><text:span text:style-name="T37">9</text:span><text:span text:style-name="T31">.675: At 12:05 am, </text:span><text:span text:style-name="T38">Divin fires a shot into the head of the </text:span><text:span text:style-name="T41">Father Apostle</text:span><text:span text:style-name="T42">. After the shot, Bash steps forward </text:span><text:span text:style-name="T43">but is shot by Swift Feet. Kiralyf drops down to the Father Apostle to protect him, and discovers he is a Saith. The other Faithful Company operatives are killed in an explosion caused by Steady Hands, which also killed approximately 90 civilians. The Father Apostle was shown to the populous and taken back to Tower 9 by Kiralyf and Swift Feet.</text:span></text:p>
      <text:p text:style-name="P14"/>
      <text:p text:style-name="P20"><text:span text:style-name="T50">1</text:span>.9.675: <text:span text:style-name="T51">Around 1:00 am. </text:span>Faithful Ace checks the weapons cache, and it blows up, killing Yalat and <text:span text:style-name="T52">killing Faithful Ace</text:span>. <text:span text:style-name="T52">Her body is recovered by Proof and held for </text:span><text:span text:style-name="T5">Whitelock</text:span><text:span text:style-name="T52">.</text:span></text:p>
      <text:p text:style-name="P20"/>
      <text:p text:style-name="P19"><text:span text:style-name="T50">1</text:span>.9.675: Around 1:30 am. Monty and the PCs meet with Proof and Divin in the engine chamber and make an unsteady agreement to aid each other.</text:p>
      <text:p text:style-name="P14"/>
      <text:p text:style-name="P5"><text:span text:style-name="T45">IV</text:span> – <text:span text:style-name="T53">The Death of a Dentist</text:span></text:p>
      <text:p text:style-name="P21"/>
      <text:p text:style-name="P21"><text:span text:style-name="T50">1</text:span>.9.675: Later in the day, <text:span text:style-name="T17">Kiralyf and Swift Feet</text:span> interrogate the Father Apostle, and he expresses his fear in losing the faith in Arear. He tells the two PCs that the Saith seek the Chalice of Areth. <text:span text:style-name="T54">The Father Apostle is moved outside the city to the settlement of Kiralyf’s children.</text:span></text:p>
      <text:p text:style-name="P21"/>
      <text:p text:style-name="P22"><text:span text:style-name="T50">1</text:span>.9/675: Nearing midnight, Steady Hands and NU5 infiltrate the Ecclesiate address preparation and sabotage the crystal tech to delay the address.</text:p>
      <text:p text:style-name="P22"/>
      <text:p text:style-name="P23">2.9.675: The <text:span text:style-name="T1">Mother Apostle</text:span> <text:span text:style-name="T52">addresses the people, with </text:span><text:span text:style-name="T5">Chief Arrow </text:span><text:span text:style-name="T19">in attendance</text:span><text:span text:style-name="T52">. Jaguar 6 breaks into Chief Arrow’s office and steals books pertaining to the Saith.</text:span></text:p>
      <text:p text:style-name="P23"/>
      <text:p text:style-name="P21"><text:soft-page-break/>2.9.675: The PCs stake out Truth’s hospital, but things get out of hand very quickly. Jaguar 6 and <text:span text:style-name="T17">Swift Feet</text:span> capture the <text:span text:style-name="T17">Saith</text:span><text:span text:style-name="T1"> Blossom</text:span>, but<text:span text:style-name="T17"> NU5</text:span> and <text:span text:style-name="T17">Kiralyf</text:span><text:span text:style-name="T1"> </text:span><text:span text:style-name="T17">are captured by Truth and cursed with the Bloody Hunger. </text:span><text:span text:style-name="T20">Faithful Ace is corrupted by </text:span><text:span text:style-name="T6">Truth</text:span><text:span text:style-name="T20"> and turned into a Saith, </text:span><text:span text:style-name="T3">Wrathful.</text:span></text:p>
      <text:p text:style-name="P14"/>
      <text:p text:style-name="P24">3.9.675: <text:span text:style-name="T55">Swift Feet meets with Proof and brings her back to the apartment in Motham Heights. The goup makes a plan. Jaguar 6, Swift Feet, and Steady Hands go to the Main Line station to protect the Dentist against a group of Saith headed by Wrathful. NU5 and Kiralyf head to the sewers and break Truth’s curse before heading to help the others at the train. The Dentist is killed, and one Saith escapes with documents.</text:span></text:p>
      <text:p text:style-name="P24"/>
      <text:p text:style-name="P25"><text:span text:style-name="T55">3.9.675: Proof further sabotages the crystal engine at 1:00 A.M. on the 3</text:span><text:span text:style-name="T56">rd</text:span><text:span text:style-name="T55">. The new detonation time is 8:30 P.M. that night. She climbs Tower 9 and warns Monty and Cat. Proof and Divin begin to evacuate operatives from around Mortham Heights. The PCs send the train with the Dentist’s car to the Grey City under the direction of two of Kiralyf’s children.</text:span></text:p>
      <text:p text:style-name="P25"/>
      <text:p text:style-name="P5"><text:span text:style-name="T49">V</text:span> – <text:span text:style-name="T57">The Execution of the Office of Executions / Operation Beethoven</text:span></text:p>
      <text:p text:style-name="P25"/>
      <text:p text:style-name="P26">3.9.675: 2:00 A.M. Monty evacuates Office 9 officials to Fort <text:span text:style-name="T58">Cutie</text:span>, <text:span text:style-name="T58">22</text:span> miles outside the city.</text:p>
      <text:p text:style-name="P26"/>
      <text:p text:style-name="P27">3.9.675: <text:span text:style-name="T59">3</text:span>:<text:span text:style-name="T59">0</text:span>0 A.M. Proof communicates to the PCs, ordering them to hunt down and kill the Office 9 officials before they reach Fort Cutie.</text:p>
      <text:p text:style-name="P19"/>
      <text:p text:style-name="P28">3.9.675: The PCs forge requisition documents for an Ebaugh Crab. They take their belongings from the apartment and set off towards Fort Cutie. They intercept the evacuated officials at Waystation 14 and assassinate them all <text:span text:style-name="T60">at nightfall</text:span>. Cat is resurrected by Kiralyf. <text:span text:style-name="T60">At 8:00 P.M. that night, the crystal engine explodes, destroying Mortham Heights and much of the surrounding districts. The flaming rubble that rains down from the explosion sets fires in the slums and shanties. People begin to evacuate the city, seeking shelter at Truth’s Hospital.</text:span></text:p>
      <text:p text:style-name="P28"/>
      <text:p text:style-name="P5"><text:span text:style-name="T53">VI</text:span> – <text:span text:style-name="T57">Assault on Truth’s Hospital</text:span></text:p>
      <text:p text:style-name="P28"/>
      <text:p text:style-name="P29">4.9.675 – <text:span text:style-name="T61">11.9.675</text:span>: 4:00 A.M. The PCs return to Arear. <text:span text:style-name="T62">They meet with Proof at Liras. A number of Faithful Company loyalists meet them, including </text:span><text:span text:style-name="T7">Mr. B</text:span><text:span text:style-name="T62">, a wealthy farmer, and the blacksmith </text:span><text:span text:style-name="T8">Dejen</text:span><text:span text:style-name="T62">. </text:span><text:span text:style-name="T25">Steady Hands </text:span><text:span text:style-name="T26">mysteriously leaves and returns a week later</text:span><text:span text:style-name="T25">.</text:span><text:span text:style-name="T62"> Kiralyf and NU5 meet </text:span><text:span text:style-name="T9">Agran</text:span><text:span text:style-name="T21"> in the ruins of Arear as they search for corpses. Kiralyf strikes a deal with Agran to purchase all corpses that Agran or his band, Limbo, collect. Jaguar 6 finds Chief Arrow’s lost safe in the ruins of Arear and collects from it missives describing the State’s intention to lure Faithful Company operatives into the city. Swift Feet goes once again into the forests and connects with his patron, </text:span><text:span text:style-name="T9">Guire</text:span><text:span text:style-name="T21">. The PCs meet back up and decide they are going to attack Truth’s Hospital after Whitelock’s arrival.</text:span></text:p>
      <text:p text:style-name="P19"/>
      <text:p text:style-name="P30">11.9.<text:span text:style-name="T62">675 – 18.9.675: The PCs finish their first week of preparation for an assault on Truth’s Hospital and begin their second. NU5 and Swift Feet find an old weapons cache beneath the warehouses in the East District. Jaguar 6 trains with Proof in firearms. Kiralyf grows his agreement with Agran into a full business partnership—they plan to take Arear for themselves and form a new State: Vondaz, with its capitol at Varos.</text:span></text:p>
      <text:p text:style-name="P30"/>
      <text:p text:style-name="P30">18.<text:span text:style-name="T62">9.675 – 26.9.675: The PCs spend another week preparing for an assault on Truth’s Hospital. Kiralyf makes a deal with Agran, instructing Limbo to get a barrel of M-Class Moross into Truth’s Hospital </text:span><text:soft-page-break/><text:span text:style-name="T62">rigged with explosives and detonate it in the presence of Truth. NU5 and Steady Hands test the M-Class Moross on the Father Apostle, which eventually kills him. The PCs aquire more explosives, but learn that Truth plans to leave the city on the airship Fairplay before the arrival of Whitelock. They decide to act quickly.</text:span></text:p>
      <text:p text:style-name="P30"/>
      <text:p text:style-name="P31">25.9.675: 8:00 P.M. Truth, Wrathful, and a small number of other Saith board the Fairplay.</text:p>
      <text:p text:style-name="P30"/>
      <text:p text:style-name="P32">2<text:span text:style-name="T63">6.9.675: 10:00 A.M. The PCs begin their assault on Truth’s Hospital. The Hospital is surrounded by refugees, who are evacuated by Faithful Company operatives. The PCs approach the hospital with Jaguar 6 disguised as Chief Arrow, and Agran’s men infiltrate the hospital with a barrel of M-Class Moross. The barrel is prematurely detonated by NU5, untrusting of Agran’s men. This sets off a chain explosion of other caches planted within the hospital by Truth himself, already evacuated the previous day. The PCs are extremely injured, but escape without any deaths. Many of the doctors are slain in the blast. As Truth heads towards Gaunt, the PCs aim to follow him on an airship purchased from Agran for 1 barrel of M-Class Moross and 15000 chips.</text:span></text:p>
      <text:p text:style-name="P32"/>
      <text:p text:style-name="P33">27.9.675: 2:00 A.M. <text:span text:style-name="T64">Agran arrives with an airship stolen from the airfield. The PCs dismantle the Ebaugh Crab and mount its cannons on the airship as they prepare to leave. Kiralyf stays behind. The cast now: Jaguar 6, Steady Hands, Swift Feet, NU5, Agran and fourteen vagrants of Limbo, Proof and fourteen Faithful Company loyalists. They leave for Gaunt. Steady Hands begins working as a double agent, reporting to </text:span><text:span text:style-name="T10">Agent Preacher</text:span><text:span text:style-name="T64"> of Office 6.</text:span></text:p>
      <text:p text:style-name="P34"/>
      <text:p text:style-name="P5"><text:span text:style-name="T53">VII</text:span> – <text:span text:style-name="T57">Fairplay Down</text:span></text:p>
      <text:p text:style-name="P34"/>
      <text:p text:style-name="P34">2<text:span text:style-name="T65">7</text:span>.9.675: <text:span text:style-name="T65">4:00 A.M. </text:span>The airship intercepts and picks up the <text:span text:style-name="T66">Dove</text:span> Whitelock. <text:span text:style-name="T65">Whitelock is told about the State’s ambition to find the Thief Blade, and tells the party of its power.</text:span></text:p>
      <text:p text:style-name="P34"/>
      <text:p text:style-name="P34"><text:span text:style-name="T65">27</text:span>.<text:span text:style-name="T65">9</text:span>.675: <text:span text:style-name="T65">7:00 A.M. </text:span>The PCs fly over the Mountains of Hith into the Realm of Gaunt. <text:span text:style-name="T65">They meet with </text:span><text:span text:style-name="T11">Bluebird</text:span><text:span text:style-name="T65">, the codename for </text:span><text:span text:style-name="T11">Lady Blue Moonfall</text:span><text:span text:style-name="T65">, Queen of the Faithful. In attendance to the meeting are the other Doves: </text:span><text:span text:style-name="T11">Comfort</text:span><text:span text:style-name="T65">, </text:span><text:span text:style-name="T11">Duke</text:span><text:span text:style-name="T65">, and </text:span><text:span text:style-name="T11">Starfall</text:span><text:span text:style-name="T65">. They decide to send the team on a strike mission to destroy the Fairplay before it arrives at Gaunt.</text:span></text:p>
      <text:p text:style-name="P34"/>
      <text:p text:style-name="P5"><text:span text:style-name="T67">VIII</text:span> – <text:span text:style-name="T68">Truth Gained, an Amulet Lost</text:span></text:p>
      <text:p text:style-name="P5"/>
      <text:p text:style-name="P35">27.9.675: 9:00 P.M. Steady Hands discusses with Lady Moonfall the need for the Faithful Company to leave Gaunt. He proposes the Second Fragment of Rusva as a possible base location. He, tasked by <text:span text:style-name="T69">Spark to trail Agran into the library to see what the mob boss was up to. Steady Hands discovered that Agran had found a massive tunnel stretching beneath the cannon with a crystal conduit running down its center. The conduit seems to transport souls, acting as a remote way to power the cannon. Steady Hands met with Agran in the tunnel, learning Agran’s motivations. Later that night, Starfall is found murdered in Duke’s sitting room, her cloak torn off her back and the Amulet missing. Steady Hands is found close to death next to her. Agran is missing.</text:span></text:p>
      <text:p text:style-name="P35"/>
      <text:p text:style-name="P36">2<text:span text:style-name="T70">7</text:span>.9.675: <text:span text:style-name="T70">10</text:span>:00 <text:span text:style-name="T70">P</text:span>.M. The PCs, joined by Proof, Whitelock, <text:span text:style-name="T12">Yao</text:span><text:span text:style-name="T68">, </text:span>and Duke, assault the Fairplay and destroy it, killing thousands aboard, including Brigadier General Double. Wrathful is killed by Swift Feet in the ensuing battle, <text:span text:style-name="T71">and Truth is taken captive. </text:span><text:span text:style-name="T13">Strauss</text:span><text:span text:style-name="T71"> joins the party. Steady Hands plots with Agran to murder Starfall and steal the Amulet of Yorick. The plan is carried out, and Agran escapes Gaunt with the Amulet.</text:span></text:p>
      <text:p text:style-name="P34"><text:soft-page-break/></text:p>
      <text:p text:style-name="P34"><text:span text:style-name="T65">28</text:span>.<text:span text:style-name="T65">9</text:span>.675: <text:span text:style-name="T71">12:00 A.M. The PCs arrive back in Gaunt, and meet with the destruction of Agran’s plot. The party is forced from the fortress by Lady Moonfall, who sets them on a quest to retake the Amulet. The PCs fly to the Grey City.</text:span></text:p>
      <text:p text:style-name="P34"/>
      <text:p text:style-name="P5"><text:span text:style-name="T68">IX</text:span> – <text:span text:style-name="T57">The Farewell of Steady Hands, Technician First-Class</text:span></text:p>
      <text:p text:style-name="P34"/>
      <text:p text:style-name="P37">28.9.675: 6:00 A.M. The PCs arrive outside the Grey City, in a town called Vike. Vike was created on the shore of the lake over the ruins of Station Delta.</text:p>
      <text:p text:style-name="P34"/>
      <text:p text:style-name="P38">28.9.675 – <text:span text:style-name="T80">30</text:span>.10.675: The PCs split up. Swift Feet takes on an alternate identity as the husband of Proof, with their servant <text:span text:style-name="T17">Strauss</text:span>. NU5 takes on the visage of a performer, and <text:span text:style-name="T80">plans to </text:span>perform at the Highharvestide Festival. <text:span text:style-name="T80">They meet many townspeople of Vike, including: </text:span><text:span text:style-name="T16">Meredith</text:span><text:span text:style-name="T80"> the young florist, </text:span><text:span text:style-name="T16">Harb</text:span><text:span text:style-name="T80"> the robotic owner of the Brown Bear Tavern, </text:span><text:span text:style-name="T16">Tella</text:span><text:span text:style-name="T80"> the owner of the Red Bear Tavern, </text:span><text:span text:style-name="T16">Dave and Bright and Eagle</text:span><text:span text:style-name="T80"> the grandchildren of Tella. </text:span>Jaguar 6 meets with <text:span text:style-name="T1">Shhh </text:span><text:span text:style-name="T17">and travels to the cannon Clara over the ruins of Ordos. Jaguar 6 and Shhh take potions of youth to investigate the cannon. Yao travels into the Grey City to meet with her informants from Seishin Kai, </text:span><text:span text:style-name="T23">notably </text:span><text:span text:style-name="T16">Dai Ren</text:span><text:span text:style-name="T17">. She hires five parties of bounty hunters, one notably having the ex-officer </text:span><text:span text:style-name="T1">Leper</text:span><text:span text:style-name="T17">, to find and capture Agran. Steady Hands leaves Vike in the dark of night, heading for Station Beta to continue his research for the State. He reveals to Agent Preacher the details of his time with the party.</text:span></text:p>
      <text:p text:style-name="P39"/>
      <text:p text:style-name="P5"><text:span text:style-name="T68">X.I</text:span> – <text:span text:style-name="T78">Dead Man Dies</text:span></text:p>
      <text:p text:style-name="P39"/>
      <text:p text:style-name="P39">29.9.675 – <text:span text:style-name="T79">30.9.675</text:span>: Jaguar 6 and Shhh reach Clara, and Shhh produces two potions of youth for the two to take to get close to the cannon. Jaguar 6 finds that the cannon is under the malevolent control of the dragon Umru, who is feeding on the trapped souls of all who died there. The ghost of <text:span text:style-name="T1">Clara</text:span>, believing that the war is still going, takes in children to harbor them, but turns away any others out of necessity of resources. Jaguar 6 finds his children, <text:span text:style-name="T1">Rose</text:span> and <text:span text:style-name="T1">Sanguine, </text:span><text:span text:style-name="T17">and they battle and kill Umru to break the curse, </text:span><text:span text:style-name="T22">freeing the ghosts of Clara and </text:span><text:span text:style-name="T14">Magnus</text:span><text:span text:style-name="T17">. Jaguar 6 </text:span><text:span text:style-name="T22">and Shhh are</text:span><text:span text:style-name="T17"> killed, and Rose and Sanguine fin</text:span><text:span text:style-name="T22">d Shhh’s ship and begin to sail back to the Grey City.</text:span></text:p>
      <text:p text:style-name="P46"/>
      <text:p text:style-name="P5"><text:span text:style-name="T68">X.II</text:span> – <text:span text:style-name="T78">Into Wishborne</text:span></text:p>
      <text:p text:style-name="P5"/>
      <text:p text:style-name="P40"><text:span text:style-name="T22">30.9.675: </text:span><text:span text:style-name="T17">Swift Feet, Proof, NU5, and Strauss move the Airsnips to Swift Feet’s abandoned childhood farm, closer to the Grey City. There they intercept and kill a number of Ecclesiastes members hunting down the undead </text:span><text:span text:style-name="T1">Rejuvenation, </text:span><text:span text:style-name="T17">a radical healer who joins their cause. They move into the Grey City, where they meet with Yao in the Golden Stag’s Left Horn. There, they stay until the morning.</text:span></text:p>
      <text:p text:style-name="P39"/>
      <text:p text:style-name="P5"><text:span text:style-name="T68">X.III</text:span> – <text:span text:style-name="T78">Rise of Phoenix One, Fisherking and his Fisherwings, and A Routine Execution</text:span></text:p>
      <text:p text:style-name="P5"/>
      <text:p text:style-name="P34">Highha<text:span text:style-name="T80">rvestide, 675: That morning, </text:span><text:span text:style-name="T23">NU5 sends Barkeep </text:span><text:span text:style-name="T24">to Wishborne to “kidnap” </text:span><text:span text:style-name="T15">Alexi</text:span><text:span text:style-name="T24">, one of NU5’s original creators. Barkeep carries this out without fail, and Alexi returns with him to the Golden Stag that afternoon. NU5 telepathically links with Alexi, and begins to clear the mind of the mad scientist. Barkeep earns money doing tricks at the bar as Truth enters the scene. Ragged and worn, Truth talks with NU5 about using Alexi to get into Wishborne to sabotage the State. NU5 and Truth have a fateful emphatic link, and they both learn more about the other. Truth comes away closer to salvation, pledging to help NU5 if NU5 pledges to aid him in the destruction of the State. The motley group, NU5, Truth, </text:span><text:soft-page-break/><text:span text:style-name="T24">Barkeep, and Alexi, leave the Golden Stag under the guise of a traveling band on route to Vike. They meet the </text:span><text:span text:style-name="T15">Thunder Clouds</text:span><text:span text:style-name="T24">, led by </text:span><text:span text:style-name="T15">Lightning McQueen</text:span><text:span text:style-name="T24">, at the Good Square. A battle of the bands ensues, ending with a victory for the party. They sleep the night at the Airsnips, where they leave Alexi after finding out that an evil awaited them in Vike.</text:span></text:p>
      <text:p text:style-name="P47"><text:tab/>- Early in the morning, Swift Feet, Proof, Yao, and Rejuvenation travel to the mines outside the <text:tab/>city and delve into the darkness in search of an alternate way into Wishborne. They travel until late <text:tab/>afternoon before finding a massive uncut crystal radiating energy, the crystal’s chamber leads to a <text:tab/>stone carved door guarded by two massive stone golems. Yao, sensing the nature of the golems, <text:tab/>engages. <text:span text:style-name="T81">They destroy the golems by overloading the control crystal in the previous room. The <text:tab/>group entered Wishborne, but was immediately engaged by guards and eventually by Seven <text:tab/>himself. They are captured and put in the hands of Eight.</text:span></text:p>
      <text:p text:style-name="P41"><text:tab/>- 8:00 p.m. Rose and Sanguine reach the Grey City, told by Proof to travel to Vike. <text:span text:style-name="T81">They fly there, <text:tab/>reaching the town early the next morning.</text:span></text:p>
      <text:p text:style-name="P34"/>
      <text:p text:style-name="P42">1.10.<text:span text:style-name="T80">675: NU5, Barkeep, and Truth travel to Vike before sunrise. Barkeep enters the town to scout it out, but doesn’t realize he walks into an illusion of the town. He is shot by a mysterious assassin who turns out to be </text:span><text:span text:style-name="T16">NU6</text:span><text:span text:style-name="T80">, created by Alexi. NU5 and Truth engage the vicious machine, and are joined shortly after by the arriving Rose and Sanguine. They defeat NU6 and force a retreat.</text:span></text:p>
      <text:p text:style-name="P42"/>
      <text:p text:style-name="P43">8.10.675: Kiralyf, after exiling himself and hundreds of Arear survivors to the coastal rocky islands, spreads the rumor that him and his followers are all dead.</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9:44:04.872429735</meta:creation-date>
    <dc:date>2019-10-08T19:59:46.314228856</dc:date>
    <meta:editing-duration>PT5M20S</meta:editing-duration>
    <meta:editing-cycles>3</meta:editing-cycles>
    <meta:generator>LibreOffice/6.0.6.2$Linux_X86_64 LibreOffice_project/00m0$Build-2</meta:generator>
    <meta:document-statistic meta:table-count="0" meta:image-count="0" meta:object-count="0" meta:page-count="6" meta:paragraph-count="65" meta:word-count="2912" meta:character-count="16901" meta:non-whitespace-character-count="14028"/>
  </office:meta>
</office:document-meta>
</file>